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B0000017E2E83C98F.png" manifest:media-type="image/png"/>
  <manifest:file-entry manifest:full-path="Pictures/1000000100000348000003A55899F5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7.4339in" draw:z-index="0"><draw:image xlink:href="Pictures/1000000100000348000003A55899F5FF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6929in" svg:height="3.0327in" draw:z-index="1"><draw:image xlink:href="Pictures/100000010000034B0000017E2E83C98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5:28:46.286039782</meta:creation-date>
    <dc:date>2025-04-12T15:30:18.120170639</dc:date>
    <meta:editing-duration>PT1M32S</meta:editing-duration>
    <meta:editing-cycles>1</meta:editing-cycles>
    <meta:document-statistic meta:table-count="0" meta:image-count="2" meta:object-count="0" meta:page-count="4" meta:paragraph-count="0" meta:word-count="0" meta:character-count="0" meta:non-whitespace-character-count="0"/>
    <meta:generator>LibreOffice/24.2.7.2$Linux_X86_64 LibreOffice_project/420$Build-2</meta:generator>
  </office:meta>
</office:document-meta>
</file>